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0mm" table:align="margins"/>
    </style:style>
    <style:style style:name="Table1.A" style:family="table-column">
      <style:table-column-properties style:column-width="89.99mm" style:rel-column-width="32767*"/>
    </style:style>
    <style:style style:name="Table1.B" style:family="table-column">
      <style:table-column-properties style:column-width="90.01mm" style:rel-column-width="32768*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80.13mm" fo:margin-left="0mm" fo:margin-right="-0.12mm" table:align="margins" style:shadow="none" style:may-break-between-rows="false"/>
    </style:style>
    <style:style style:name="Table2.A" style:family="table-column">
      <style:table-column-properties style:column-width="53.22mm" style:rel-column-width="19364*"/>
    </style:style>
    <style:style style:name="Table2.B" style:family="table-column">
      <style:table-column-properties style:column-width="126.91mm" style:rel-column-width="46171*"/>
    </style:style>
    <style:style style:name="Table2.A1" style:family="table-cell">
      <style:table-cell-properties fo:background-color="#e6e6e6" fo:padding="0.97mm" fo:border-left="1pt solid #000000" fo:border-right="none" fo:border-top="1pt solid #000000" fo:border-bottom="1pt solid #000000">
        <style:background-image/>
      </style:table-cell-properties>
    </style:style>
    <style:style style:name="Table2.B1" style:family="table-cell">
      <style:table-cell-properties fo:background-color="#e6e6e6" fo:padding="0.97mm" fo:border="1pt solid #000000">
        <style:background-image/>
      </style:table-cell-properties>
    </style:style>
    <style:style style:name="Table2.A2" style:family="table-cell">
      <style:table-cell-properties fo:background-color="transparent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transparent" fo:padding="0.97m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left="0mm" fo:margin-right="0mm" fo:margin-top="0mm" fo:margin-bottom="3mm" style:contextual-spacing="false" fo:text-align="justify" style:justify-single-word="false" fo:text-indent="9.79mm" style:auto-text-indent="false"/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margin-left="0.09mm" fo:margin-right="-0.18mm" fo:margin-top="0mm" fo:margin-bottom="3mm" style:contextual-spacing="false" fo:text-align="justify" style:justify-single-word="false" fo:text-indent="0mm" style:auto-text-indent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margin-left="0.09mm" fo:margin-right="-0.18mm" fo:margin-top="0mm" fo:margin-bottom="3mm" style:contextual-spacing="false" fo:text-align="justify" style:justify-single-word="false" fo:text-indent="0mm" style:auto-text-indent="false"/>
      <style:text-properties style:font-name="Arial" officeooo:paragraph-rsid="000c9372"/>
    </style:style>
    <style:style style:name="P4" style:family="paragraph" style:parent-style-name="Frame_20_contents">
      <style:paragraph-properties fo:text-align="justify" style:justify-single-word="false"/>
    </style:style>
    <style:style style:name="P5" style:family="paragraph" style:parent-style-name="Frame_20_contents">
      <style:paragraph-properties fo:text-align="end" style:justify-single-word="false">
        <style:tab-stops/>
      </style:paragraph-properties>
      <style:text-properties officeooo:rsid="002168ab" officeooo:paragraph-rsid="002273a1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fo:margin-left="0mm" fo:margin-right="0mm" fo:margin-top="0mm" fo:margin-bottom="3mm" style:contextual-spacing="false" fo:text-align="justify" style:justify-single-word="false" fo:text-indent="9.81mm" style:auto-text-indent="false"/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margin-left="0mm" fo:margin-right="0mm" fo:text-align="justify" style:justify-single-word="false" fo:text-indent="0mm" style:auto-text-indent="false"/>
      <style:text-properties style:font-name="Arial" fo:font-size="10pt" style:font-size-asian="10pt" style:font-size-complex="10pt"/>
    </style:style>
    <style:style style:name="P9" style:family="paragraph" style:parent-style-name="Table_20_Heading">
      <style:text-properties fo:font-size="10pt"/>
    </style:style>
    <style:style style:name="P10" style:family="paragraph" style:parent-style-name="Standard">
      <style:text-properties officeooo:paragraph-rsid="000f1031"/>
    </style:style>
    <style:style style:name="P11" style:family="paragraph" style:parent-style-name="Standard">
      <style:text-properties officeooo:paragraph-rsid="001509a8"/>
    </style:style>
    <style:style style:name="P12" style:family="paragraph" style:parent-style-name="Standard">
      <style:paragraph-properties fo:margin-left="0.09mm" fo:margin-right="0.09mm" fo:margin-top="0mm" fo:margin-bottom="3mm" style:contextual-spacing="false" fo:text-align="center" style:justify-single-word="false" fo:text-indent="0mm" style:auto-text-indent="false"/>
      <style:text-properties style:font-name="Arial" fo:font-size="10pt" officeooo:paragraph-rsid="00187f41" style:font-size-asian="10pt" style:font-size-complex="10pt"/>
    </style:style>
    <style:style style:name="P13" style:family="paragraph" style:parent-style-name="Frame_20_contents" style:master-page-name="">
      <style:paragraph-properties fo:text-align="end" style:justify-single-word="false" style:page-number="auto">
        <style:tab-stops/>
      </style:paragraph-properties>
      <style:text-properties officeooo:rsid="002168ab" officeooo:paragraph-rsid="002273a1"/>
    </style:style>
    <style:style style:name="P14" style:family="paragraph" style:parent-style-name="Standard">
      <style:paragraph-properties fo:text-align="center" style:justify-single-word="false"/>
      <style:text-properties fo:font-weight="bold" officeooo:paragraph-rsid="0011349a" style:font-weight-asian="bold" style:font-weight-complex="bold"/>
    </style:style>
    <style:style style:name="P15" style:family="paragraph" style:parent-style-name="Standard" style:list-style-name="L1">
      <style:paragraph-properties fo:margin-left="0mm" fo:margin-right="0mm" fo:text-align="justify" style:justify-single-word="false" fo:text-indent="9.79mm" style:auto-text-indent="false"/>
      <style:text-properties style:font-name="Arial" fo:font-size="10pt" style:font-size-asian="10pt" style:font-size-complex="10pt"/>
    </style:style>
    <style:style style:name="P16" style:family="paragraph" style:parent-style-name="Standard" style:list-style-name="L1">
      <style:paragraph-properties fo:margin-left="0mm" fo:margin-right="0mm" fo:text-align="justify" style:justify-single-word="false" fo:text-indent="9.79mm" style:auto-text-indent="false"/>
      <style:text-properties style:font-name="Arial" fo:font-size="10pt" officeooo:paragraph-rsid="001a55f6" style:font-size-asian="10pt" style:font-size-complex="10pt"/>
    </style:style>
    <style:style style:name="P17" style:family="paragraph" style:parent-style-name="Standard" style:list-style-name="L1">
      <style:paragraph-properties fo:margin-left="0mm" fo:margin-right="0mm" fo:text-align="justify" style:justify-single-word="false" fo:text-indent="9.79mm" style:auto-text-indent="false"/>
      <style:text-properties style:font-name="Arial" fo:font-size="10pt" officeooo:rsid="00179ab3" officeooo:paragraph-rsid="00179ab3" style:font-size-asian="10pt" style:font-size-complex="10pt"/>
    </style:style>
    <style:style style:name="P18" style:family="paragraph" style:parent-style-name="Standard" style:list-style-name="L1">
      <style:paragraph-properties fo:margin-left="0mm" fo:margin-right="0mm" fo:text-align="justify" style:justify-single-word="false" fo:text-indent="9.79mm" style:auto-text-indent="false"/>
      <style:text-properties style:font-name="Arial"/>
    </style:style>
    <style:style style:name="P19" style:family="paragraph" style:parent-style-name="Standard">
      <style:paragraph-properties fo:margin-left="0mm" fo:margin-right="0mm" fo:text-align="justify" style:justify-single-word="false" fo:text-indent="9.79mm" style:auto-text-indent="false"/>
      <style:text-properties officeooo:paragraph-rsid="0028c37b"/>
    </style:style>
    <style:style style:name="P20" style:family="paragraph" style:parent-style-name="Standard">
      <style:paragraph-properties fo:margin-left="0mm" fo:margin-right="0mm" fo:text-align="justify" style:justify-single-word="false" fo:text-indent="9.79mm" style:auto-text-indent="false"/>
      <style:text-properties fo:color="#333333"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left="0.09mm" fo:margin-right="-0.18mm" fo:margin-top="0mm" fo:margin-bottom="3mm" style:contextual-spacing="false" fo:text-align="justify" style:justify-single-word="false" fo:text-indent="0mm" style:auto-text-indent="false"/>
      <style:text-properties style:font-name="Arial" fo:font-size="10pt" officeooo:paragraph-rsid="000c9372" style:font-size-asian="10pt" style:font-size-complex="10pt"/>
    </style:style>
    <style:style style:name="P22" style:family="paragraph" style:parent-style-name="Standard">
      <style:paragraph-properties fo:margin-left="0.09mm" fo:margin-right="-0.18mm" fo:margin-top="0mm" fo:margin-bottom="3mm" style:contextual-spacing="false" fo:text-align="justify" style:justify-single-word="false" fo:text-indent="0mm" style:auto-text-indent="false"/>
      <style:text-properties style:font-name="Arial" fo:font-size="14pt" fo:font-style="italic" fo:font-weight="bold" officeooo:paragraph-rsid="0020dab7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Heading_20_2">
      <style:text-properties style:font-name="Arial" fo:font-size="10pt" style:font-size-asian="10pt" style:font-size-complex="10pt"/>
    </style:style>
    <style:style style:name="P24" style:family="paragraph" style:parent-style-name="Heading_20_2" style:master-page-name="">
      <style:paragraph-properties fo:orphans="0" fo:widows="0" style:page-number="auto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4" style:family="text">
      <style:text-properties officeooo:rsid="000d0be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643b7"/>
    </style:style>
    <style:style style:name="T7" style:family="text">
      <style:text-properties officeooo:rsid="00179ab3"/>
    </style:style>
    <style:style style:name="T8" style:family="text">
      <style:text-properties officeooo:rsid="002273a1"/>
    </style:style>
    <style:style style:name="fr1" style:family="graphic" style:parent-style-name="Frame">
      <style:graphic-properties style:print-content="true" style:protect="content size position" style:vertical-pos="bottom" style:vertical-rel="page" style:horizontal-pos="right" style:horizontal-rel="page" fo:background-color="transparent" style:background-transparency="100%" draw:fill="solid" fo:padding="0mm" fo:border="none" style:shadow="none" draw:shadow-opacity="100%">
        <style:background-image/>
        <style:columns fo:column-count="1" fo:column-gap="0mm"/>
      </style:graphic-properties>
    </style:style>
    <style:style style:name="fr2" style:family="graphic" style:parent-style-name="Frame">
      <style:graphic-properties style:wrap="none" style:vertical-pos="from-top" style:vertical-rel="paragraph" style:horizontal-pos="center" style:horizontal-rel="paragraph" style:shadow="none" draw:shadow-opacity="100%" style:flow-with-text="true"/>
    </style:style>
    <style:style style:name="Sect1" style:family="section">
      <style:section-properties text:dont-balance-text-columns="false" style:editable="false">
        <style:columns fo:column-count="2" fo:column-gap="9.98mm">
          <style:column-sep style:width="0.02mm" style:color="#000000" style:height="90%" style:style="solid" style:vertical-align="middle"/>
          <style:column style:rel-width="32767*" fo:start-indent="0mm" fo:end-indent="4.99mm"/>
          <style:column style:rel-width="32768*" fo:start-indent="4.99mm" fo:end-indent="0mm"/>
        </style:columns>
      </style:section-properties>
    </style:style>
    <style:style style:name="Sect2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width="5.89mm" draw:z-index="2">
        <draw:text-box fo:min-height="64.89mm">
          <text:p text:style-name="P13"/>
          <text:p text:style-name="P5"/>
          <text:p text:style-name="P5"/>
          <text:p text:style-name="P5">generated by <text:a xlink:type="simple" xlink:href="http://www.alistek.com/" office:name="For more information wisit our website"><text:span text:style-name="T5">Aeroo Reports</text:span></text:a></text:p>
        </draw:text-box>
      </draw:frame>
      <text:h text:style-name="Heading_20_1" text:outline-level="1">Demo <text:span text:style-name="T6">Partner </text:span>Report</text:h>
      <text:h text:style-name="Heading_20_2" text:outline-level="2">Abstract</text:h>
      <text:p text:style-name="P20">This example <text:span text:style-name="T7">demonstrates a</text:span> report, <text:span text:style-name="T8">template </text:span>created for <text:span text:style-name="T7">Aeroo Reports</text:span> engine, which is embedded inside a custom <text:span text:style-name="T8">Odoo </text:span>module.</text:p>
      <text:h text:style-name="Heading_20_2" text:outline-level="2">Featur<text:span text:style-name="T7">ing</text:span>:</text:h>
      <text:list xml:id="list5095666775450675675" text:style-name="L1">
        <text:list-item>
          <text:p text:style-name="P15">Placing information from Partners object (res.partner);</text:p>
        </text:list-item>
        <text:list-item>
          <text:p text:style-name="P15">Custom parser (hello_world function);</text:p>
        </text:list-item>
        <text:list-item>
          <text:p text:style-name="P17">Dynamic images and information;</text:p>
        </text:list-item>
        <text:list-item>
          <text:p text:style-name="P18"><text:span text:style-name="T1">Use of external libraries and it's functions in a parser and report (Random</text:span><text:span text:style-name="T1"><text:note text:id="ftn1" text:note-class="footnote"><text:note-citation>1</text:note-citation><text:note-body><text:p text:style-name="Footnote"><text:a xlink:type="simple" xlink:href="http://docs.python.org/library/random.html">The Python Standard Library / Numeric and Mathematical Modules / Generate pseudo-random numbers</text:a></text:p></text:note-body></text:note></text:span><text:span text:style-name="T1">, Lorem Ipsum</text:span><text:span text:style-name="T1"><text:note text:id="ftn2" text:note-class="footnote"><text:note-citation>2</text:note-citation><text:note-body><text:p text:style-name="Footnote"><text:a xlink:type="simple" xlink:href="http://www.pererikstrandberg.se/blog/index.cgi?page=LoremIpsumGenerator">Lorem Ipsum genreator by Per Erik Strandberg</text:a></text:p></text:note-body></text:note></text:span><text:span text:style-name="T1">);</text:span></text:p>
        </text:list-item>
        <text:list-item>
          <text:p text:style-name="P15">Examples for some of the Extra Functions<text:note text:id="ftn3" text:note-class="footnote"><text:note-citation>3</text:note-citation><text:note-body><text:p text:style-name="Footnote"><text:a xlink:type="simple" xlink:href="http://www.alistek.com/wiki/index.php/Main_Page" office:name="User reference for Aeroo Reports by Alistek"><text:span text:style-name="T4">http://www.alistek.com/wiki/index.php/Main_Page</text:span></text:a></text:p></text:note-body></text:note> (get_label, get_selection_item, setLang);</text:p>
        </text:list-item>
        <text:list-item>
          <text:p text:style-name="P15">Example of “if” and “for” control sections;</text:p>
        </text:list-item>
        <text:list-item>
          <text:p text:style-name="P16">Native use of unicode fonts;</text:p>
        </text:list-item>
        <text:list-item>
          <text:p text:style-name="P16"><text:span text:style-name="T7">Native LibreOffice/OpenOffice Advanced formatting -</text:span>(page numbers, headings, tables, columns, bullet lists, <text:span text:style-name="T7">PDF table of contents, footnotes,</text:span> etc.).</text:p>
          <text:p text:style-name="P16"/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6">Merged table cells</text:p>
          </table:table-cell>
          <table:covered-table-cell/>
        </table:table-row>
        <table:table-row>
          <table:table-cell table:style-name="Table1.A2" office:value-type="string">
            <text:p text:style-name="P21"><text:placeholder text:placeholder-type="text">&lt;setLang(o.lang or 'en_US')&gt;</text:placeholder></text:p>
            <text:p text:style-name="P3"><text:span text:style-name="T1"><text:text-input text:description="&lt;get_label(o, 'name')&gt;">Label of "res.partner" model "name" field</text:text-input></text:span><text:span text:style-name="T1">:</text:span></text:p>
            <text:p text:style-name="P22"><text:text-input text:description="&lt;o.name&gt;">Partner's name</text:text-input></text:p>
          </table:table-cell>
          <table:table-cell table:style-name="Table1.B2" office:value-type="string">
            <text:p text:style-name="P12"><draw:frame draw:style-name="fr2" draw:name="image: asimage(o.image)" text:anchor-type="paragraph" svg:y="2.03mm" svg:width="43.64mm" draw:z-index="0"><draw:text-box fo:min-height="7.9mm"><text:p text:style-name="P4"/></draw:text-box></draw:frame><text:text-input text:description="&lt;o.street&gt;">Street</text:text-input><text:text-input text:description="&lt;o.city and ', '+o.city&gt;">, City</text:text-input><text:text-input text:description="&lt;o.zip and ' '+o.zip&gt;"> ZIP</text:text-input><text:text-input text:description="&lt;o.country_id and ', '+o.country_id.name&gt;">, Country</text:text-input></text:p>
            <text:p text:style-name="P12"><text:text-input text:description="&lt;o.phone&gt;">+371 29292929</text:text-input></text:p>
          </table:table-cell>
        </table:table-row>
        <table:table-row>
          <table:table-cell table:style-name="Table1.A2" office:value-type="string">
            <text:p text:style-name="P2"><text:text-input text:description="&lt;hello_world(o.name)&gt;">Hello goes here</text:text-input></text:p>
          </table:table-cell>
          <table:table-cell table:style-name="Table1.B2" office:value-type="string">
            <text:p text:style-name="P11"><text:span text:style-name="T3"><text:text-input text:description="&lt;if test=&quot;o.customer or o.supplier&quot;&gt;">If customer</text:text-input></text:span><text:span text:style-name="T3">Partner is</text:span><text:span text:style-name="T2"><text:text-input text:description="&lt;if test=&quot;o.customer&quot;&gt;">If customer</text:text-input></text:span><text:span text:style-name="T2"> customer</text:span><text:span text:style-name="T2"><text:text-input text:description="&lt;/if&gt;">/if</text:text-input></text:span><text:span text:style-name="T2"><text:text-input text:description="&lt;if test=&quot;o.supplier&quot;&gt;">If supplier</text:text-input></text:span><text:span text:style-name="T2">, supplier</text:span><text:span text:style-name="T2"><text:text-input text:description="&lt;/if&gt;">/if</text:text-input></text:span><text:span text:style-name="T2">.</text:span><text:span text:style-name="T2"><text:text-input text:description="&lt;/if&gt;">/if</text:text-input></text:span></text:p>
          </table:table-cell>
        </table:table-row>
      </table:table>
      <text:h text:style-name="Heading_20_2" text:outline-level="2">One paragraph of “Lorem Ipsum”</text:h>
      <text:p text:style-name="P7"><text:text-input text:description="&lt;lorem(n=120, q=7).capitalize()+'.'&gt;">Lorem Ipsum</text:text-input></text:p>
      <text:section text:style-name="Sect1" text:name="Section1">
        <text:h text:style-name="Heading_20_2" text:outline-level="2"><text:span text:style-name="T2">Randomized “Lorem Ipsum”</text:span></text:h>
        <text:p text:style-name="P19"><text:span text:style-name="T2"><text:text-input text:description="&lt;for each=&quot;inc in xrange(random.randint(3,10))&quot;&gt;">starts for loop</text:text-input></text:span></text:p>
        <text:p text:style-name="P7"><text:text-input text:description="&lt;lorem(n=random.randint(50, 100), q=random.randint(1,12)).capitalize()+'.'&gt;">Lorem Ipsum</text:text-input></text:p>
        <text:p text:style-name="P1"><text:text-input text:description="&lt;/for&gt;">ends for loop</text:text-input></text:p>
      </text:section>
      <text:section text:style-name="Sect2" text:name="Section2">
        <text:h text:style-name="P23" text:outline-level="2"><text:text-input text:description="&lt;if test=&quot;hasattr(o, 'child_ids') and o.child_ids&quot;&gt;">If Address</text:text-input></text:h>
        <text:h text:style-name="P24" text:outline-level="2">Other partner's contacts</text:h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9"><text:text-input text:description="&lt;get_label(o.child_ids[0], 'type')&gt;">Label of "res.partner.address" model "type" field</text:text-input></text:p>
            </table:table-cell>
            <table:table-cell table:style-name="Table2.B1" office:value-type="string">
              <text:p text:style-name="Table_20_Heading"><text:text-input text:description="&lt;get_label(o.child_ids[0], 'street')&gt;">Label of "res.partner" model "Address" field</text:text-input></text:p>
            </table:table-cell>
          </table:table-row>
          <table:table-row>
            <table:table-cell table:style-name="Table2.A2" table:number-columns-spanned="2" office:value-type="string">
              <text:p text:style-name="Standard"><text:text-input text:description="&lt;for each=&quot;oneaddress in o.child_ids&quot;&gt;">starts for loop</text:text-input></text:p>
            </table:table-cell>
            <table:covered-table-cell/>
          </table:table-row>
          <table:table-row>
            <table:table-cell table:style-name="Table2.A3" office:value-type="string">
              <text:p text:style-name="P14"><draw:frame draw:style-name="fr2" draw:name="image: asimage(oneaddress.image)" text:anchor-type="paragraph" svg:y="2.03mm" svg:width="43.64mm" draw:z-index="1"><draw:text-box fo:min-height="14.32mm"><text:p text:style-name="P4"/></draw:text-box></draw:frame><text:text-input text:description="&lt;oneaddress.name&gt;">Name</text:text-input></text:p>
            </table:table-cell>
            <table:table-cell table:style-name="Table2.A2" office:value-type="string">
              <text:p text:style-name="P10"><text:text-input text:description="&lt;oneaddress.function&gt;">Function</text:text-input></text:p>
              <text:p text:style-name="Standard"><text:text-input text:description="&lt;oneaddress.street&gt;">Street</text:text-input><text:text-input text:description="&lt;oneaddress.city and ', '+oneaddress.city&gt;">, City</text:text-input><text:text-input text:description="&lt;oneaddress.zip and ' '+oneaddress.zip&gt;"> ZIP</text:text-input><text:text-input text:description="&lt;oneaddress.country_id and ', '+oneaddress.country_id.name&gt;">, Country</text:text-input></text:p>
            </table:table-cell>
          </table:table-row>
          <table:table-row>
            <table:table-cell table:style-name="Table2.A2" table:number-columns-spanned="2" office:value-type="string">
              <text:p text:style-name="Standard"><text:text-input text:description="&lt;/for&gt;">ends for loop</text:text-input></text:p>
            </table:table-cell>
            <table:covered-table-cell/>
          </table:table-row>
        </table:table>
        <text:p text:style-name="P8"><text:text-input text:description="&lt;/if&gt;">/if</text:text-input></text:p>
        <text:p text:style-name="P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style:page-number="auto" fo:background-color="transparent" style:shadow="none">
        <style:tab-stops/>
        <style:background-image/>
      </style:paragraph-properties>
      <style:text-properties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20mm" fo:margin-right="10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6mm" fo:margin-left="0mm" fo:margin-right="0mm" fo:margin-bottom="4.99mm" style:dynamic-spacing="false"/>
      </style:header-style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shadow="none" fo:background-color="#ffff66" style:writing-mode="lr-tb" style:footnote-max-height="0mm">
        <style:background-image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1</text:page-number> of <text:page-count>1</text:page-count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14-10-26T01:34:57.796911730</dc:date>
    <meta:editing-duration>P1DT1H12M36S</meta:editing-duration>
    <meta:editing-cycles>199</meta:editing-cycles>
    <meta:generator>LibreOffice/4.2.6.3$Linux_X86_64 LibreOffice_project/420m0$Build-3</meta:generator>
    <dc:creator>sraps </dc:creator>
    <dc:title>Aeroo Reports demo template, developed by Alistek</dc:title>
    <meta:document-statistic meta:table-count="2" meta:image-count="0" meta:object-count="0" meta:page-count="1" meta:paragraph-count="42" meta:word-count="280" meta:character-count="1491" meta:non-whitespace-character-count="1334"/>
    <meta:user-defined meta:name="Info 1"/>
    <meta:user-defined meta:name="Info 2"/>
    <meta:user-defined meta:name="Info 3"/>
    <meta:user-defined meta:name="Info 4"/>
  </office:meta>
</office:document-meta>
</file>